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43cm"/>
    </style:style>
    <style:style style:name="co2" style:family="table-column">
      <style:table-column-properties fo:break-before="auto" style:column-width="1.933cm"/>
    </style:style>
    <style:style style:name="co3" style:family="table-column">
      <style:table-column-properties fo:break-before="auto" style:column-width="2.64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99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cc"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null-year="1980"/>
      <table:table table:name="Лист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время</text:p>
          </table:table-cell>
          <table:table-cell table:style-name="ce1" office:value-type="string" calcext:value-type="string">
            <text:p>ID влияющих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5; 7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6; 8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9; 10; 11</text:p>
          </table:table-cell>
        </table:table-row>
        <table:table-row table:style-name="ro1" table:number-rows-repeated="104856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font-size="10pt" fo:language="ru" fo:country="RU" style:font-name-asian="Noto Sans CJK JP" style:font-size-asian="10pt" style:language-asian="ja" style:country-asian="JP" style:font-name-complex="Liberation Sans1" style:font-size-complex="10pt" style:language-complex="he" style:country-complex="IL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Tahoma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e" style:country-complex="IL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4">00.00.0000</text:date>, <text:time style:data-style-name="N2" text:time-value="21:53:35.087327097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8T00:37:43.998580709</meta:creation-date>
    <dc:date>2022-08-28T00:40:16.039857279</dc:date>
    <meta:editing-duration>PT2M33S</meta:editing-duration>
    <meta:editing-cycles>1</meta:editing-cycles>
    <meta:generator>LibreOffice/7.6.4.1$Linux_X86_64 LibreOffice_project/e19e193f88cd6c0525a17fb7a176ed8e6a3e2aa1</meta:generator>
    <meta:document-statistic meta:table-count="1" meta:cell-count="39" meta:object-count="0"/>
  </office:meta>
</office:document-meta>
</file>